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number-columns-repeated="14" table:default-cell-style-name="Default"/>
        <table:table-row table:style-name="ro1">
          <table:table-cell/>
          <table:table-cell office:value-type="string" calcext:value-type="string">
            <text:p>Job Title</text:p>
          </table:table-cell>
          <table:table-cell office:value-type="string" calcext:value-type="string">
            <text:p>Salary Estimate</text:p>
          </table:table-cell>
          <table:table-cell office:value-type="string" calcext:value-type="string">
            <text:p>Job Function</text:p>
          </table:table-cell>
          <table:table-cell office:value-type="string" calcext:value-type="string">
            <text:p>Job Description</text:p>
          </table:table-cell>
          <table:table-cell office:value-type="string" calcext:value-type="string">
            <text:p>Company Name</text:p>
          </table:table-cell>
          <table:table-cell office:value-type="string" calcext:value-type="string">
            <text:p>Rating</text:p>
          </table:table-cell>
          <table:table-cell office:value-type="string" calcext:value-type="string">
            <text:p>Location</text:p>
          </table:table-cell>
          <table:table-cell office:value-type="string" calcext:value-type="string">
            <text:p>Size</text:p>
          </table:table-cell>
          <table:table-cell office:value-type="string" calcext:value-type="string">
            <text:p>Founded</text:p>
          </table:table-cell>
          <table:table-cell office:value-type="string" calcext:value-type="string">
            <text:p>Type of ownership</text:p>
          </table:table-cell>
          <table:table-cell office:value-type="string" calcext:value-type="string">
            <text:p>Industry</text:p>
          </table:table-cell>
          <table:table-cell office:value-type="string" calcext:value-type="string">
            <text:p>Sector</text:p>
          </table:table-cell>
          <table:table-cell office:value-type="string" calcext:value-type="string">
            <text:p>Revenue</text:p>
          </table:table-cell>
        </table:table-row>
        <table:table-row table:style-name="ro1">
          <table:table-cell office:value-type="float" office:value="0" calcext:value-type="float">
            <text:p>0</text:p>
          </table:table-cell>
          <table:table-cell office:value-type="string" calcext:value-type="string">
            <text:p>Artificial Intelligence/Machine Learning Data Scientist</text:p>
          </table:table-cell>
          <table:table-cell office:value-type="float" office:value="-1" calcext:value-type="float">
            <text:p>-1</text:p>
          </table:table-cell>
          <table:table-cell office:value-type="string" calcext:value-type="string">
            <text:p>Data Scientist</text:p>
          </table:table-cell>
          <table:table-cell office:value-type="string" calcext:value-type="string">
            <text:p>Why choose between doing meaningful work and having a fulfilling life? At MITRE, you can have both. That's because MITRE people are committed to tackling our nation's toughest challenges—and we're committed to the long-term well-being of our employees. MITRE is different from most technology companies. We are a not-for-profit corporation chartered to work for the public interest, with no commercial conflicts to influence what we do. The R&amp;D centers we operate for the government create lasting impact in fields as diverse as cybersecurity, healthcare, aviation, defense, and enterprise transformation. We're making a difference every day—working for a safer, healthier, and more secure nation and world. Our workplace reflects our values. We offer competitive benefits, exceptional professional development opportunities, and a culture of innovation that embraces diversity, inclusion, flexibility, collaboration, and career growth. If this sounds like the choice you want to make, then choose MITRE—and make a difference with us.</text:p>
            <text:p>Suitability - FAA</text:p>
          </table:table-cell>
          <table:table-cell office:value-type="string" calcext:value-type="string">
            <text:p>Mitre Corporation</text:p>
          </table:table-cell>
          <table:table-cell office:value-type="float" office:value="3.7" calcext:value-type="float">
            <text:p>3.7</text:p>
          </table:table-cell>
          <table:table-cell office:value-type="string" calcext:value-type="string">
            <text:p>United States</text:p>
          </table:table-cell>
          <table:table-cell office:value-type="string" calcext:value-type="string">
            <text:p>5001 to 10000 Employees</text:p>
          </table:table-cell>
          <table:table-cell office:value-type="float" office:value="1958" calcext:value-type="float">
            <text:p>1958</text:p>
          </table:table-cell>
          <table:table-cell office:value-type="string" calcext:value-type="string">
            <text:p>Nonprofit Organization</text:p>
          </table:table-cell>
          <table:table-cell office:value-type="string" calcext:value-type="string">
            <text:p>Federal Agencies</text:p>
          </table:table-cell>
          <table:table-cell office:value-type="string" calcext:value-type="string">
            <text:p>Government</text:p>
          </table:table-cell>
          <table:table-cell office:value-type="string" calcext:value-type="string">
            <text:p>$1 to $2 billion (USD)</text:p>
          </table:table-cell>
        </table:table-row>
        <table:table-row table:style-name="ro1">
          <table:table-cell office:value-type="float" office:value="1" calcext:value-type="float">
            <text:p>1</text:p>
          </table:table-cell>
          <table:table-cell office:value-type="string" calcext:value-type="string">
            <text:p>Data Scientist</text:p>
          </table:table-cell>
          <table:table-cell office:value-type="string" calcext:value-type="string">
            <text:p>Employer Provided Salary:$100K - $150K</text:p>
          </table:table-cell>
          <table:table-cell office:value-type="string" calcext:value-type="string">
            <text:p>Data Scientist</text:p>
          </table:table-cell>
          <table:table-cell office:value-type="string" calcext:value-type="string">
            <text:p>We have a direct hire opening for a Data Scientist to join our team!</text:p>
            <text:p>Data Scientist Responsibilities:</text:p>
            <text:p>· Own end-to-end data science projects from the exploration phase to implementation in production to post-production monitoring.</text:p>
            <text:p>· Communicate and provide storytelling based on the data science models to a range of internal stakeholders, incorporating their feedback to ensure our models have the best impacts on the business</text:p>
            <text:p>Use your models to influence decisions across the business and gain support from executive leadership</text:p>
          </table:table-cell>
          <table:table-cell office:value-type="string" calcext:value-type="string">
            <text:p>Platinum Staffing Solutions</text:p>
          </table:table-cell>
          <table:table-cell office:value-type="float" office:value="-1" calcext:value-type="float">
            <text:p>-1</text:p>
          </table:table-cell>
          <table:table-cell office:value-type="string" calcext:value-type="string">
            <text:p>San Francisco, CA</text:p>
          </table:table-cell>
          <table:table-cell table:number-columns-repeated="6" office:value-type="float" office:value="-1" calcext:value-type="float">
            <text:p>-1</text:p>
          </table:table-cell>
        </table:table-row>
        <table:table-row table:style-name="ro1">
          <table:table-cell office:value-type="float" office:value="2" calcext:value-type="float">
            <text:p>2</text:p>
          </table:table-cell>
          <table:table-cell office:value-type="string" calcext:value-type="string">
            <text:p>Staff Data Scientist</text:p>
          </table:table-cell>
          <table:table-cell office:value-type="float" office:value="-1" calcext:value-type="float">
            <text:p>-1</text:p>
          </table:table-cell>
          <table:table-cell office:value-type="string" calcext:value-type="string">
            <text:p>Data Scientist</text:p>
          </table:table-cell>
          <table:table-cell office:value-type="string" calcext:value-type="string">
            <text:p>About Us</text:p>
            <text:p/>
            <text:p>On the off chance you've thought about insurance, it's likely because you've insured something you love, not because you loved your insurance company. Metromile is out to change that. As an insurtech company powered by data science and customer-centric design, we're building a community of drivers who come for the savings and stay for the experience.</text:p>
            <text:p/>
            <text:p>With technology at its core, Metromile is reimagining insurance to make it fairer and actually delightful. We're obsessed with savings, service, and features -- street sweeping alerts, monthly mileage summaries, fuel trackers and more -- that engage a customer all along their journey. We're on the forefront of disrupting a $250 billion auto insurance category that has gone unchanged for over 80 years.</text:p>
            <text:p/>
            <text:p>Metromile's diverse team combines the best of Silicon Valley technologists with veterans from Fortune 500 insurers and financial services giants. This management structure ensures that the business is focused on growth, customer experience and technology innovation while also balancing unit economics and profitability. The team is growing quickly across its San Francisco, Tempe, and Boston offices, as well as remotely. Our customer service, claims, and sales teams are all based in-house in the US.</text:p>
            <text:p/>
            <text:p>Thanks to what makes us different -- our people and our technology -- we've been honored with a slew of awards. A few recent ones include: named a Benzinga "Best Insurtech" finalist, a Top Company to Work For , one of the Healthiest Employers in Phoenix , and a Best Place to Work . And, our CEO was recognized as a 2020 40 under 40 .</text:p>
            <text:p/>
            <text:p>About The Role</text:p>
            <text:p/>
            <text:p>At a pivotal inflection point of growth, Metromile is seeking a Staff Data Scientist to work with partners from across our company (actuarial, claims, marketing, telematics, and underwriting) to scale an effective business. This role will provide technical leadership in data practices, modeling infrastructure/architecture, and algorithmic design as a core member of a growing team. Your models will have an outsized impact in optimizing the balance between profitability, risk, and growth; enabling dynamic customer experiences; and powering our pricing strategies.</text:p>
            <text:p/>
            <text:p>Data is our product; understanding how driver behavior relates to risk is at the core of our insurance business and will disrupt the way the industry currently operates. For one project, you might draw on data from in-car sensors, mobile devices, and connected vehicles to improve how quickly we are able to assess driving risk. For another, you might use the data we collect during the quote-and-enroll sign-up process to streamline the customer experience.</text:p>
            <text:p/>
            <text:p>If you are excited by the opportunity to explore diverse data sources and work on impactful projects central to our company's mission, we'd love to hear from you.</text:p>
            <text:p/>
            <text:p>You will</text:p>
            <text:p/>
            <text:p>Own end-to-end data science projects from the exploration phase to implementation in production to post-production monitoring.</text:p>
            <text:p>Lead innovation on our infrastructure for managing features for, training, and deploying machine learning models (both batch and real-time) based on your expertise</text:p>
            <text:p>Communicate data science models to a range of stakeholders, incorporating their feedback to ensure our models have the best impacts on the business</text:p>
            <text:p>Use your models to influence decisions across the business and gain support from executive leadership</text:p>
            <text:p>Work with a diverse team of collaborative data professionals who enjoy technical discussions, learning new methodologies, and helping each other improve through feedback and shared research/tools</text:p>
            <text:p/>
            <text:p>You will</text:p>
            <text:p/>
            <text:p>Own end-to-end data science projects from the exploration phase to implementation in production to post-production monitoring.</text:p>
            <text:p>Improve our infrastructure for training and deploying machine learning models, both batch and real-time</text:p>
            <text:p>Communicate data science models to a range of stakeholders, incorporating their feedback to ensure our models have the best impacts on the business</text:p>
            <text:p>Use your models to influence decisions across the business and gain support from executive leadership</text:p>
            <text:p>Work with a diverse team of collaborative data professionals who enjoy technical discussions and learning new methodologies.</text:p>
            <text:p/>
            <text:p>About You</text:p>
            <text:p/>
            <text:p>No degree required. While we appreciate experience in a quantitative field like statistics, economics, applied math, operations research, physics or engineering, we recognize there are many paths to gain that experience and would love to hear about yours</text:p>
            <text:p>4+ years experience building and deploying machine learning models in production</text:p>
            <text:p>Proficiency with SQL for writing efficient queries on large datasets</text:p>
            <text:p>Proficiency with Python for statistical and numerical modeling</text:p>
            <text:p>Experience with Python and/or Scala APIs of Apache Spark, or other tools to work efficiently with data at scale (e.g., billions of rows from sensors)</text:p>
            <text:p>Experience with AWS and/or GCP cloud platforms</text:p>
            <text:p>Ability to collaborate and communicate with cross-functional partners to build the business</text:p>
            <text:p/>
            <text:p>Bonus Points</text:p>
            <text:p/>
            <text:p>Experience within the fintech, insurtech, or autonomous vehicle space</text:p>
            <text:p>Prior work in developing machine learning infrastructure</text:p>
            <text:p/>
            <text:p>What's In It For You</text:p>
            <text:p/>
            <text:p>Competitive salary and stock options</text:p>
            <text:p>Excellent benefits package (health, dental, vision, 401K- with employer match)</text:p>
            <text:p>Well-being reimbursement, includes home office equipment</text:p>
            <text:p>Flexible paid vacation program and a culture that encourages using it (e.g., designated no-meeting days so teams can take flex holidays)</text:p>
            <text:p>Flexible hours</text:p>
            <text:p>Remote work options</text:p>
            <text:p>12 paid weeks of leave for child birth/adoption</text:p>
            <text:p>Annual anniversary gifts (6 week paid sabbatical at 5 years)</text:p>
            <text:p/>
            <text:p>If you got to this point, we hope you're feeling excited about the role. Even if you don't feel that you meet every single requirement, we still encourage you to apply. We're eager to meet people that believe in Metromile's mission and can contribute to our team in a variety of ways – not just candidates who check all the boxes.</text:p>
            <text:p/>
            <text:p>Metromile is committed to building a diverse, inclusive and equitable culture at all levels. We nurture a sense of community by investing in one another's unique backgrounds and experiences to drive business success and positively influence our services and products.</text:p>
            <text:p/>
            <text:p>Metromile is proud to be an equal opportunity employer. We will not discriminate against any applicant or employee on the basis of age, race, color, ethnicity, national origin, citizenship, religion, creed, sex, sexual orientation, gender, gender identity, or expression (including against any individual that is transitioning, has transitioned, or is perceived to be transitioning), marital status or civil partnership/union status, physical or mental disability, medical condition, pregnancy, childbirth, genetic information, military, and veteran status, or any other basis prohibited by applicable federal, state or local law.</text:p>
          </table:table-cell>
          <table:table-cell office:value-type="string" calcext:value-type="string">
            <text:p>Metromile</text:p>
          </table:table-cell>
          <table:table-cell office:value-type="float" office:value="4.3" calcext:value-type="float">
            <text:p>4.3</text:p>
          </table:table-cell>
          <table:table-cell office:value-type="string" calcext:value-type="string">
            <text:p>San Francisco, CA</text:p>
          </table:table-cell>
          <table:table-cell office:value-type="string" calcext:value-type="string">
            <text:p>201 to 500 Employees</text:p>
          </table:table-cell>
          <table:table-cell office:value-type="float" office:value="2011" calcext:value-type="float">
            <text:p>2011</text:p>
          </table:table-cell>
          <table:table-cell office:value-type="string" calcext:value-type="string">
            <text:p>Company - Public</text:p>
          </table:table-cell>
          <table:table-cell office:value-type="string" calcext:value-type="string">
            <text:p>Insurance Carriers</text:p>
          </table:table-cell>
          <table:table-cell office:value-type="string" calcext:value-type="string">
            <text:p>Insurance</text:p>
          </table:table-cell>
          <table:table-cell office:value-type="string" calcext:value-type="string">
            <text:p>Unknown / Non-Applicable</text:p>
          </table:table-cell>
        </table:table-row>
        <table:table-row table:style-name="ro1">
          <table:table-cell office:value-type="float" office:value="3" calcext:value-type="float">
            <text:p>3</text:p>
          </table:table-cell>
          <table:table-cell office:value-type="string" calcext:value-type="string">
            <text:p>Principal Data Scientist - Candidate Recommendations</text:p>
          </table:table-cell>
          <table:table-cell office:value-type="string" calcext:value-type="string">
            <text:p>Employer Provided Salary:$187K - $231K</text:p>
          </table:table-cell>
          <table:table-cell office:value-type="string" calcext:value-type="string">
            <text:p>Data Scientist</text:p>
          </table:table-cell>
          <table:table-cell office:value-type="string" calcext:value-type="string">
            <text:p>Your Job</text:p>
            <text:p>The Candidate Recommendations team builds machine learning models that recommend best-match candidates for jobs posted on Indeed. The team’s mission is to build the world’s best AI matchmaker that can connect all jobs with the right jobseekers. To achieve this, the team leverages unparalleled rich data and state-of-the-art machine learning systems to deliver the highest quality candidate recommendations to employers globally.</text:p>
            <text:p>As a Principal Data Scientist on the Candidate Recommendations team, you will:</text:p>
            <text:p>Build highly scalable and performant recommendation systems and technologies that can identify best matches between millions of jobs and millions of job seekers in real-time</text:p>
            <text:p>Experiment with POC ML model improvements, scale them to production, and run iterative AB experiments to improve our matching technology</text:p>
          </table:table-cell>
          <table:table-cell office:value-type="string" calcext:value-type="string">
            <text:p>Indeed</text:p>
          </table:table-cell>
          <table:table-cell office:value-type="float" office:value="4.3" calcext:value-type="float">
            <text:p>4.3</text:p>
          </table:table-cell>
          <table:table-cell office:value-type="string" calcext:value-type="string">
            <text:p>San Francisco, CA</text:p>
          </table:table-cell>
          <table:table-cell office:value-type="string" calcext:value-type="string">
            <text:p>10000+ Employees</text:p>
          </table:table-cell>
          <table:table-cell office:value-type="float" office:value="2004" calcext:value-type="float">
            <text:p>2004</text:p>
          </table:table-cell>
          <table:table-cell office:value-type="string" calcext:value-type="string">
            <text:p>Company - Private</text:p>
          </table:table-cell>
          <table:table-cell office:value-type="string" calcext:value-type="string">
            <text:p>Internet</text:p>
          </table:table-cell>
          <table:table-cell office:value-type="string" calcext:value-type="string">
            <text:p>Information Technology</text:p>
          </table:table-cell>
          <table:table-cell office:value-type="string" calcext:value-type="string">
            <text:p>$2 to $5 billion (USD)</text:p>
          </table:table-cell>
        </table:table-row>
        <table:table-row table:style-name="ro1">
          <table:table-cell office:value-type="float" office:value="4" calcext:value-type="float">
            <text:p>4</text:p>
          </table:table-cell>
          <table:table-cell office:value-type="string" calcext:value-type="string">
            <text:p>Bioinformatics, Data Scientist</text:p>
          </table:table-cell>
          <table:table-cell office:value-type="float" office:value="-1" calcext:value-type="float">
            <text:p>-1</text:p>
          </table:table-cell>
          <table:table-cell office:value-type="string" calcext:value-type="string">
            <text:p>Data Scientist</text:p>
          </table:table-cell>
          <table:table-cell office:value-type="string" calcext:value-type="string">
            <text:p>Job Title – Bioinformatics, Data Scientist</text:p>
            <text:p>Thermo Fisher Scientific Inc. is the world leader in serving science, with annual revenue exceeding $25 billion. Our Mission is to enable our customers to make the world healthier, cleaner and safer. Whether our customers are accelerating life sciences research, solving complex analytical challenges, improving patient diagnostics and therapies or increasing productivity in their laboratories, we are here to support them</text:p>
            <text:p>Location - US-South San Francisco OR Pleasanton, CA</text:p>
            <text:p>How will you make an impact?</text:p>
            <text:p>You will be a part of the fast-growing field of Clinical Diagnostics developing algorithms for molecular diagnostics based on real-time PCR technologies. of assay, reagents, software, hardware designers and manufacturing will revolutionize healthcare through high throughput diagnostic systems. Thermo Fisher Scientific Inc. has played a pivotal role in the COVID-19 pandemic with the TaqPath COVID-19 Combo Kit for testing SARS-CoV-2. We continue to innovate and provide new solutions for the pandemic and we need your talent to help save lives. This is a dynamic career opportunity to join as a Bioinformatics, Data Scientist Team member to support our qPCR Algorithm Development Group.</text:p>
          </table:table-cell>
          <table:table-cell office:value-type="string" calcext:value-type="string">
            <text:p>Thermo Fisher - America</text:p>
          </table:table-cell>
          <table:table-cell office:value-type="float" office:value="3.8" calcext:value-type="float">
            <text:p>3.8</text:p>
          </table:table-cell>
          <table:table-cell office:value-type="string" calcext:value-type="string">
            <text:p>San Francisco, CA</text:p>
          </table:table-cell>
          <table:table-cell office:value-type="string" calcext:value-type="string">
            <text:p>10000+ Employees</text:p>
          </table:table-cell>
          <table:table-cell office:value-type="float" office:value="1902" calcext:value-type="float">
            <text:p>1902</text:p>
          </table:table-cell>
          <table:table-cell office:value-type="string" calcext:value-type="string">
            <text:p>Company - Public</text:p>
          </table:table-cell>
          <table:table-cell table:number-columns-repeated="2" office:value-type="string" calcext:value-type="string">
            <text:p>Biotech &amp; Pharmaceuticals</text:p>
          </table:table-cell>
          <table:table-cell office:value-type="string" calcext:value-type="string">
            <text:p>$10+ billion (USD)</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10">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6-10T13:17:30.907000000</meta:creation-date>
    <dc:date>2021-06-10T13:22:34.111000000</dc:date>
    <meta:editing-duration>PT5M12S</meta:editing-duration>
    <meta:editing-cycles>1</meta:editing-cycles>
    <meta:document-statistic meta:table-count="1" meta:cell-count="83" meta:object-count="0"/>
    <meta:generator>LibreOffice/7.0.6.2$Windows_X86_64 LibreOffice_project/144abb84a525d8e30c9dbbefa69cbbf2d8d4ae3b</meta:generator>
  </office:meta>
</office:document-meta>
</file>